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a4d" officeooo:paragraph-rsid="00056a4d"/>
    </style:style>
    <style:style style:name="P2" style:family="paragraph" style:parent-style-name="Standard">
      <style:text-properties fo:font-weight="bold" officeooo:rsid="00056a4d" officeooo:paragraph-rsid="00056a4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56a4d" officeooo:paragraph-rsid="00056a4d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56a4d" officeooo:paragraph-rsid="00056a4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94059" officeooo:paragraph-rsid="0009405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Required package Installation Links For ubuntu developers as follows,</text:p>
      <text:p text:style-name="P2"/>
      <text:p text:style-name="P2">SKYPE</text:p>
      <text:p text:style-name="P2">======</text:p>
      <text:p text:style-name="P3"><text:s/><text:a xlink:type="simple" xlink:href="https://linuxconfig.org/how-to-install-skype-on-ubuntu-16-04-xenial-xerus-linux-64-bit" text:style-name="Internet_20_link" text:visited-style-name="Visited_20_Internet_20_Link">https://linuxconfig.org/how-to-install-skype-on-ubuntu-16-04-xenial-xerus-linux-64-bit</text:a></text:p>
      <text:p text:style-name="P3"/>
      <text:p text:style-name="P4">R and Rstudio</text:p>
      <text:p text:style-name="P4">===========</text:p>
      <text:p text:style-name="P4"/>
      <text:p text:style-name="P3"><text:a xlink:type="simple" xlink:href="https://www.r-bloggers.com/how-to-install-r-on-linux-ubuntu-16-04-xenial-xerus/" text:style-name="Internet_20_link" text:visited-style-name="Visited_20_Internet_20_Link">https://www.r-bloggers.com/how-to-install-r-on-linux-ubuntu-16-04-xenial-xerus/</text:a></text:p>
      <text:p text:style-name="P3"/>
      <text:p text:style-name="P3"/>
      <text:p text:style-name="P3"/>
      <text:p text:style-name="P5">/var/lib/dpkg/info/rstudio.postin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6:39:40.876002748</meta:creation-date>
    <meta:generator>LibreOffice/5.1.6.2$Linux_X86_64 LibreOffice_project/10m0$Build-2</meta:generator>
    <dc:date>2017-08-22T12:24:02.765205536</dc:date>
    <meta:editing-duration>PT43M53S</meta:editing-duration>
    <meta:editing-cycles>3</meta:editing-cycles>
    <meta:document-statistic meta:table-count="0" meta:image-count="0" meta:object-count="0" meta:page-count="1" meta:paragraph-count="8" meta:word-count="18" meta:character-count="305" meta:non-whitespace-character-count="294"/>
  </office:meta>
</office:document-meta>
</file>